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55600002585CCA046F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Helvetica" svg:font-family="Helvetica, Arial, sans-serif"/>
    <style:font-face style:name="Tahoma1" svg:font-family="Tahoma"/>
    <style:font-face style:name="Times New Roman2" svg:font-family="'Times New Roman'"/>
    <style:font-face style:name="Times New Roman1" svg:font-family="'Times New Roman', Times, serif"/>
    <style:font-face style:name="Verdana" svg:font-family="Verdana, Arial, sans-serif"/>
    <style:font-face style:name="arial" svg:font-family="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0.338cm" table:align="center"/>
    </style:style>
    <style:style style:name="Таблица1.A" style:family="table-column">
      <style:table-column-properties style:column-width="10.338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4.448cm" style:rel-width="85%" table:align="center" fo:background-color="transparent">
        <style:background-image/>
      </style:table-properties>
    </style:style>
    <style:style style:name="Таблица2.A" style:family="table-column">
      <style:table-column-properties style:column-width="13.28cm" style:rel-column-width="51195*"/>
    </style:style>
    <style:style style:name="Таблица2.B" style:family="table-column">
      <style:table-column-properties style:column-width="1.168cm" style:rel-column-width="4502*"/>
    </style:style>
    <style:style style:name="Таблица2.A1" style:family="table-cell">
      <style:table-cell-properties style:vertical-align="middle" fo:padding="0.049cm" fo:border="none"/>
    </style:style>
    <style:style style:name="Таблица8" style:family="table">
      <style:table-properties style:width="10.338cm" table:align="center"/>
    </style:style>
    <style:style style:name="Таблица8.A" style:family="table-column">
      <style:table-column-properties style:column-width="10.338cm"/>
    </style:style>
    <style:style style:name="Таблица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 Black" fo:font-size="13pt" fo:font-style="normal" style:text-underline-style="none" style:font-size-asian="13pt" style:font-style-asian="normal" style:font-size-complex="13pt" style:font-style-complex="normal"/>
    </style:style>
    <style:style style:name="P2" style:family="paragraph" style:parent-style-name="Standard">
      <style:text-properties fo:font-variant="normal" fo:text-transform="none" fo:color="#000000" style:font-name="Arial1" fo:font-size="13pt" fo:letter-spacing="normal" fo:font-style="normal" style:text-underline-style="none" fo:font-weight="normal" style:font-size-asian="13pt" style:font-style-asian="normal" style:font-size-complex="13pt" style:font-style-complex="normal"/>
    </style:style>
    <style:style style:name="P3" style:family="paragraph" style:parent-style-name="Standard">
      <style:paragraph-properties style:line-height-at-least="0.503cm" fo:text-align="center" style:justify-single-word="false" fo:widows="1"/>
      <style:text-properties fo:font-variant="normal" fo:text-transform="none" fo:color="#000000" fo:letter-spacing="normal"/>
    </style:style>
    <style:style style:name="P4" style:family="paragraph" style:parent-style-name="Standard">
      <style:paragraph-properties style:line-height-at-least="0.503cm" fo:text-align="center" style:justify-single-word="false" fo:widows="1"/>
      <style:text-properties fo:font-variant="normal" fo:text-transform="none" fo:color="#000000" style:font-name="Arial" fo:font-size="13pt" fo:letter-spacing="normal" style:font-size-asian="13pt" style:font-size-complex="13pt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margin-left="0.397cm" fo:margin-right="0.397cm" style:line-height-at-least="0.503cm" fo:text-align="justify" style:justify-single-word="false" fo:widows="1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Standard">
      <style:paragraph-properties fo:margin-left="0.397cm" fo:margin-right="0.397cm" style:line-height-at-least="0.503cm" fo:text-align="justify" style:justify-single-word="false" fo:widows="1" fo:text-indent="0cm" style:auto-text-indent="false"/>
      <style:text-properties fo:font-variant="normal" fo:text-transform="none" fo:color="#000000" style:font-name="Arial Black" fo:font-size="13pt" fo:letter-spacing="normal" fo:font-style="normal" style:text-underline-style="none" fo:font-weight="normal" style:font-size-asian="13pt" style:font-style-asian="normal" style:font-size-complex="13pt" style:font-style-complex="normal"/>
    </style:style>
    <style:style style:name="P8" style:family="paragraph" style:parent-style-name="Standard">
      <style:paragraph-properties fo:margin-left="0.397cm" fo:margin-right="0.397cm" style:line-height-at-least="0.503cm" fo:text-align="justify" style:justify-single-word="false" fo:widows="1" fo:text-indent="0cm" style:auto-text-indent="false"/>
      <style:text-properties fo:font-variant="normal" fo:text-transform="none" fo:color="#000000" style:font-name="Arial Black" fo:font-size="13pt" fo:letter-spacing="normal" fo:font-style="normal" style:text-underline-style="none" style:font-size-asian="13pt" style:font-style-asian="normal" style:font-size-complex="13pt" style:font-style-complex="normal"/>
    </style:style>
    <style:style style:name="P9" style:family="paragraph" style:parent-style-name="Standard">
      <style:paragraph-properties fo:margin-left="0.397cm" fo:margin-right="0.397cm" style:line-height-at-least="0.503cm" fo:text-align="justify" style:justify-single-word="false" fo:widows="1" fo:text-indent="0cm" style:auto-text-indent="false"/>
      <style:text-properties fo:font-variant="normal" fo:text-transform="none" fo:color="#000000" fo:font-size="13pt" fo:letter-spacing="normal" style:font-size-asian="13pt" style:font-size-complex="13pt"/>
    </style:style>
    <style:style style:name="P10" style:family="paragraph" style:parent-style-name="Standard">
      <style:paragraph-properties fo:margin-left="0.397cm" fo:margin-right="0.397cm" style:line-height-at-least="0.503cm" fo:text-align="justify" style:justify-single-word="false" fo:widows="1" fo:text-indent="0cm" style:auto-text-indent="false"/>
      <style:text-properties fo:font-variant="normal" fo:text-transform="none" fo:color="#000000" style:font-name="Arial" fo:font-size="13pt" fo:letter-spacing="normal" fo:font-style="normal" style:text-underline-style="none" fo:font-weight="normal" style:font-size-asian="13pt" style:font-style-asian="normal" style:font-size-complex="13pt" style:font-style-complex="normal"/>
    </style:style>
    <style:style style:name="P11" style:family="paragraph" style:parent-style-name="Standard">
      <style:paragraph-properties fo:margin-left="0.397cm" fo:margin-right="0.397cm" style:line-height-at-least="0.503cm" fo:text-align="justify" style:justify-single-word="false" fo:widows="1" fo:text-indent="0cm" style:auto-text-indent="false"/>
      <style:text-properties fo:font-variant="normal" fo:text-transform="none" fo:color="#000000" style:font-name="Arial" fo:font-size="13pt" fo:letter-spacing="normal" style:font-size-asian="13pt" style:font-size-complex="13pt"/>
    </style:style>
    <style:style style:name="P12" style:family="paragraph" style:parent-style-name="Standard">
      <style:paragraph-properties fo:margin-left="0.397cm" fo:margin-right="0.397cm" style:line-height-at-least="0.503cm" fo:text-align="justify" style:justify-single-word="false" fo:widows="1" fo:text-indent="0cm" style:auto-text-indent="false"/>
    </style:style>
    <style:style style:name="P13" style:family="paragraph" style:parent-style-name="Standard">
      <style:paragraph-properties fo:margin-left="0.397cm" fo:margin-right="0.397cm" style:line-height-at-least="0.503cm" fo:text-align="justify" style:justify-single-word="false" fo:widows="1" fo:text-indent="0cm" style:auto-text-indent="false"/>
      <style:text-properties style:font-name="Arial Black" fo:font-size="13pt" fo:font-style="normal" style:text-underline-style="none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margin-left="0.397cm" fo:margin-right="0.397cm" style:line-height-at-least="0.503cm" fo:text-align="justify" style:justify-single-word="false" fo:widows="1" fo:text-indent="0cm" style:auto-text-indent="false"/>
      <style:text-properties fo:language="ru" fo:country="RU"/>
    </style:style>
    <style:style style:name="P15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000000" fo:letter-spacing="normal"/>
    </style:style>
    <style:style style:name="P16" style:family="paragraph" style:parent-style-name="Standard">
      <style:paragraph-properties fo:margin-left="0cm" fo:margin-right="0.397cm" style:line-height-at-least="0.503cm" fo:text-align="justify" style:justify-single-word="false" fo:widows="1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7" style:family="paragraph" style:parent-style-name="Text_20_body">
      <style:paragraph-properties fo:margin-top="0cm" fo:margin-bottom="0cm" style:line-height-at-least="0.503cm" fo:text-align="center" style:justify-single-word="false" fo:widows="1"/>
      <style:text-properties fo:font-variant="normal" fo:text-transform="none" fo:color="#000000" fo:letter-spacing="normal"/>
    </style:style>
    <style:style style:name="P18" style:family="paragraph" style:parent-style-name="Text_20_body">
      <style:paragraph-properties fo:margin-top="0cm" fo:margin-bottom="0cm" style:line-height-at-least="0.503cm" fo:text-align="center" style:justify-single-word="false" fo:widows="1"/>
      <style:text-properties fo:font-variant="normal" fo:text-transform="none" fo:color="#000000" fo:font-size="13pt" fo:letter-spacing="normal" style:font-size-asian="13pt" style:font-size-complex="13pt"/>
    </style:style>
    <style:style style:name="P19" style:family="paragraph" style:parent-style-name="Text_20_body">
      <style:paragraph-properties fo:margin-left="0.397cm" fo:margin-right="0.397cm" fo:margin-top="0cm" fo:margin-bottom="0cm" style:line-height-at-least="0.503cm" fo:text-align="justify" style:justify-single-word="false" fo:widows="1" fo:text-indent="0cm" style:auto-text-indent="false"/>
      <style:text-properties fo:font-variant="normal" fo:text-transform="none" fo:color="#000000" fo:letter-spacing="normal"/>
    </style:style>
    <style:style style:name="P20" style:family="paragraph" style:parent-style-name="Text_20_body">
      <style:paragraph-properties fo:margin-left="0.397cm" fo:margin-right="0.397cm" fo:margin-top="0cm" fo:margin-bottom="0cm" style:line-height-at-least="0.503cm" fo:text-align="justify" style:justify-single-word="false" fo:widows="1" fo:text-indent="0cm" style:auto-text-indent="false"/>
      <style:text-properties fo:font-variant="normal" fo:text-transform="none" fo:color="#000000" fo:letter-spacing="normal" fo:language="ru" fo:country="RU"/>
    </style:style>
    <style:style style:name="P21" style:family="paragraph" style:parent-style-name="Text_20_body">
      <style:paragraph-properties fo:margin-left="0.397cm" fo:margin-right="0.397cm" fo:margin-top="0cm" fo:margin-bottom="0cm" style:line-height-at-least="0.503cm" fo:text-align="justify" style:justify-single-word="false" fo:widows="1" fo:text-indent="0cm" style:auto-text-indent="false"/>
      <style:text-properties fo:font-variant="normal" fo:text-transform="none" fo:color="#000000" fo:font-size="13pt" fo:letter-spacing="normal" style:font-size-asian="13pt" style:font-size-complex="13pt"/>
    </style:style>
    <style:style style:name="P22" style:family="paragraph" style:parent-style-name="Text_20_body">
      <style:paragraph-properties fo:margin-left="0.397cm" fo:margin-right="0.397cm" fo:margin-top="0cm" fo:margin-bottom="0cm" style:line-height-at-least="0.503cm" fo:text-align="justify" style:justify-single-word="false" fo:widows="1" fo:text-indent="0cm" style:auto-text-indent="false"/>
      <style:text-properties fo:font-variant="normal" fo:text-transform="none" fo:color="#000000" style:font-name="Arial" fo:font-size="14pt" fo:letter-spacing="normal" fo:font-style="normal" fo:font-weight="normal" style:font-weight-asian="normal" style:font-weight-complex="normal"/>
    </style:style>
    <style:style style:name="P23" style:family="paragraph" style:parent-style-name="Text_20_body">
      <style:paragraph-properties fo:margin-left="0.397cm" fo:margin-right="0.397cm" fo:margin-top="0cm" fo:margin-bottom="0cm" style:line-height-at-least="0.503cm" fo:text-align="justify" style:justify-single-word="false" fo:widows="1" fo:text-indent="0cm" style:auto-text-indent="false"/>
    </style:style>
    <style:style style:name="P24" style:family="paragraph" style:parent-style-name="Text_20_body">
      <style:paragraph-properties fo:margin-left="0.397cm" fo:margin-right="0.397cm" fo:margin-top="0cm" fo:margin-bottom="0cm" style:line-height-at-least="0.503cm" fo:text-align="justify" style:justify-single-word="false" fo:widows="1" fo:text-indent="0cm" style:auto-text-indent="false"/>
      <style:text-properties style:font-name="Arial Black" fo:font-size="13pt" fo:font-style="normal" style:text-underline-style="none" style:font-size-asian="13pt" style:font-style-asian="normal" style:font-size-complex="13pt" style:font-style-complex="normal"/>
    </style:style>
    <style:style style:name="P25" style:family="paragraph" style:parent-style-name="Text_20_body">
      <style:paragraph-properties fo:margin-left="0.397cm" fo:margin-right="0.397cm" fo:margin-top="0cm" fo:margin-bottom="0cm" style:line-height-at-least="0.503cm" fo:text-align="justify" style:justify-single-word="false" fo:widows="1" fo:text-indent="0cm" style:auto-text-indent="false"/>
      <style:text-properties fo:font-size="13pt" style:font-size-asian="13pt" style:font-size-complex="13pt"/>
    </style:style>
    <style:style style:name="P26" style:family="paragraph" style:parent-style-name="Text_20_body">
      <style:paragraph-properties fo:margin-left="0cm" fo:margin-right="0.397cm" fo:margin-top="0cm" fo:margin-bottom="0cm" style:line-height-at-least="0.503cm" fo:text-align="justify" style:justify-single-word="false" fo:widows="1" fo:text-indent="0cm" style:auto-text-indent="false"/>
      <style:text-properties fo:font-variant="normal" fo:text-transform="none" fo:color="#000000" fo:font-size="13pt" fo:letter-spacing="normal" style:font-size-asian="13pt" style:font-size-complex="13pt"/>
    </style:style>
    <style:style style:name="P27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000000" fo:letter-spacing="normal"/>
    </style:style>
    <style:style style:name="P3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000000" fo:letter-spacing="normal"/>
    </style:style>
    <style:style style:name="P3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000000" style:font-name="Arial Black" fo:letter-spacing="normal"/>
    </style:style>
    <style:style style:name="P32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000000" style:font-name="Arial" fo:letter-spacing="normal" fo:font-weight="normal" style:font-weight-asian="normal" style:font-weight-complex="normal"/>
    </style:style>
    <style:style style:name="P3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Arial" fo:font-size="14pt" fo:letter-spacing="normal" fo:font-style="normal" fo:font-weight="normal" style:font-weight-asian="normal" style:font-weight-complex="normal"/>
    </style:style>
    <style:style style:name="P3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3a3a3a" style:font-name="Helvetica" fo:font-size="10.5pt" fo:letter-spacing="normal" fo:font-style="normal" fo:font-weight="normal" style:font-weight-asian="normal" style:font-weight-complex="normal"/>
    </style:style>
    <style:style style:name="P36" style:family="paragraph" style:parent-style-name="Text_20_body">
      <style:paragraph-properties fo:margin-left="0cm" fo:margin-right="0cm" style:line-height-at-least="0.582cm" fo:text-align="center" style:justify-single-word="false" fo:widows="1" fo:text-indent="0cm" style:auto-text-indent="false"/>
      <style:text-properties fo:font-variant="normal" fo:text-transform="none" fo:color="#3a3a3a" fo:letter-spacing="normal"/>
    </style:style>
    <style:style style:name="P37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424242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line-height-at-least="0.582cm" fo:widows="1" fo:text-indent="0cm" style:auto-text-indent="false" fo:padding="0cm" fo:border="none"/>
      <style:text-properties fo:font-variant="normal" fo:text-transform="none" fo:color="#3a3a3a" style:font-name="Helvetica" fo:font-size="10.5pt" fo:letter-spacing="normal" fo:font-style="normal" fo:font-weight="normal"/>
    </style:style>
    <style:style style:name="P39" style:family="paragraph" style:parent-style-name="Text_20_body">
      <style:paragraph-properties fo:margin-left="0cm" fo:margin-right="0cm" style:line-height-at-least="0.582cm" fo:widows="1" fo:text-indent="0cm" style:auto-text-indent="false" fo:padding="0cm" fo:border="none"/>
      <style:text-properties fo:font-variant="normal" fo:text-transform="none" fo:color="#3a3a3a" style:font-name="Helvetica" fo:font-size="10.5pt" fo:letter-spacing="normal" fo:font-style="normal" fo:font-weight="normal"/>
    </style:style>
    <style:style style:name="P40" style:family="paragraph" style:parent-style-name="Text_20_body">
      <style:paragraph-properties fo:margin-left="0.265cm" fo:margin-right="0.265cm" fo:margin-top="0.265cm" fo:margin-bottom="0.265cm" fo:widows="1" fo:text-indent="0cm" style:auto-text-indent="false"/>
      <style:text-properties fo:font-variant="normal" fo:text-transform="none" fo:color="#424242" style:font-name="Verdana" fo:font-size="9.75pt" fo:letter-spacing="normal" fo:font-style="normal" fo:font-weight="normal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fo:color="#339900" style:font-name="Arial1" fo:font-style="italic"/>
    </style:style>
    <style:style style:name="T1" style:family="text">
      <style:text-properties fo:color="#339900" style:font-name="Arial1" fo:font-size="12pt" fo:language="ru" fo:country="RU" fo:font-style="italic" fo:font-weight="normal"/>
    </style:style>
    <style:style style:name="T2" style:family="text">
      <style:text-properties fo:color="#339900" fo:language="ru" fo:country="RU" fo:font-style="italic"/>
    </style:style>
    <style:style style:name="T3" style:family="text">
      <style:text-properties fo:color="#339900" fo:font-weight="normal"/>
    </style:style>
    <style:style style:name="T4" style:family="text">
      <style:text-properties style:font-name="Arial1" fo:font-size="12pt" fo:font-style="normal" fo:font-weight="normal"/>
    </style:style>
    <style:style style:name="T5" style:family="text">
      <style:text-properties style:font-name="Arial1" fo:font-size="12pt" fo:language="ru" fo:country="RU" fo:font-style="normal" fo:font-weight="normal"/>
    </style:style>
    <style:style style:name="T6" style:family="text">
      <style:text-properties style:font-name="Arial1" fo:font-style="normal" fo:font-weight="normal"/>
    </style:style>
    <style:style style:name="T7" style:family="text">
      <style:text-properties style:font-name="Arial1" fo:language="ru" fo:country="RU" fo:font-style="normal" fo:font-weight="normal"/>
    </style:style>
    <style:style style:name="T8" style:family="text">
      <style:text-properties fo:font-size="12pt" fo:language="ru" fo:country="RU"/>
    </style:style>
    <style:style style:name="T9" style:family="text">
      <style:text-properties fo:font-size="12pt" fo:language="ru" fo:country="RU" fo:font-style="normal" fo:font-weight="normal"/>
    </style:style>
    <style:style style:name="T10" style:family="text">
      <style:text-properties fo:font-style="normal" fo:font-weight="normal"/>
    </style:style>
    <style:style style:name="T11" style:family="text">
      <style:text-properties fo:font-weight="normal"/>
    </style:style>
    <style:style style:name="T12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Arial1" fo:font-size="12pt" fo:letter-spacing="normal" fo:language="ru" fo:country="RU" fo:font-style="normal" fo:font-weight="normal"/>
    </style:style>
    <style:style style:name="T14" style:family="text">
      <style:text-properties fo:font-variant="normal" fo:text-transform="none" fo:color="#000000" style:font-name="Arial1" fo:font-size="12pt" fo:letter-spacing="normal" fo:language="en" fo:country="US" fo:font-style="normal" fo:font-weight="normal"/>
    </style:style>
    <style:style style:name="T15" style:family="text">
      <style:text-properties fo:font-variant="normal" fo:text-transform="none" fo:color="#000000" style:font-name="Arial1" fo:letter-spacing="normal" fo:font-style="normal" fo:font-weight="normal"/>
    </style:style>
    <style:style style:name="T16" style:family="text">
      <style:text-properties fo:font-variant="normal" fo:text-transform="none" fo:color="#000000" style:font-name="Arial1" fo:letter-spacing="normal" fo:language="ru" fo:country="RU" fo:font-style="normal" style:text-underline-style="none" fo:font-weight="normal" style:font-style-asian="normal" style:font-style-complex="normal"/>
    </style:style>
    <style:style style:name="T17" style:family="text">
      <style:text-properties fo:font-variant="normal" fo:text-transform="none" fo:color="#000000" style:font-name="Arial1" fo:letter-spacing="normal" fo:language="ru" fo:country="RU" fo:font-style="normal" fo:font-weight="normal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language="ru" fo:country="RU" fo:font-weight="normal"/>
    </style:style>
    <style:style style:name="T20" style:family="text">
      <style:text-properties fo:font-variant="normal" fo:text-transform="none" fo:color="#000000" fo:letter-spacing="normal" fo:font-weight="normal"/>
    </style:style>
    <style:style style:name="T21" style:family="text">
      <style:text-properties fo:font-variant="normal" fo:text-transform="none" fo:color="#000000" fo:font-size="12pt" fo:letter-spacing="normal" fo:language="ru" fo:country="RU" fo:font-style="normal"/>
    </style:style>
    <style:style style:name="T22" style:family="text">
      <style:text-properties fo:font-variant="normal" fo:text-transform="none" fo:color="#000000" fo:font-size="12pt" fo:letter-spacing="normal" fo:language="ru" fo:country="RU" fo:font-style="normal" fo:font-weight="normal"/>
    </style:style>
    <style:style style:name="T23" style:family="text">
      <style:text-properties fo:font-variant="normal" fo:text-transform="none" fo:color="#000000" style:font-name="Arial Black" fo:font-size="12pt" fo:letter-spacing="normal" fo:language="ru" fo:country="RU" fo:font-style="normal" fo:font-weight="normal"/>
    </style:style>
    <style:style style:name="T24" style:family="text">
      <style:text-properties fo:font-variant="normal" fo:text-transform="none" fo:color="#339900" style:font-name="Arial1" fo:font-size="12pt" fo:letter-spacing="normal" fo:font-style="normal" fo:font-weight="normal"/>
    </style:style>
    <style:style style:name="T25" style:family="text">
      <style:text-properties fo:font-variant="normal" fo:text-transform="none" fo:color="#339900" style:font-name="Arial1" fo:font-size="12pt" fo:letter-spacing="normal" fo:font-style="italic" fo:font-weight="normal"/>
    </style:style>
    <style:style style:name="T26" style:family="text">
      <style:text-properties fo:font-variant="normal" fo:text-transform="none" fo:color="#252525" style:font-name="sans-serif" fo:font-size="10.5pt" fo:letter-spacing="normal" fo:language="ru" fo:country="RU" fo:font-style="normal" fo:font-weight="normal"/>
    </style:style>
    <style:style style:name="T27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8" style:family="text">
      <style:text-properties fo:font-variant="normal" fo:text-transform="none" fo:color="#252525" style:font-name="sans-serif" fo:font-size="10.5pt" fo:letter-spacing="normal" fo:language="en" fo:country="US" fo:font-style="normal" fo:font-weight="normal"/>
    </style:style>
    <style:style style:name="T29" style:family="text">
      <style:text-properties fo:font-variant="normal" fo:text-transform="none" fo:color="#252525" style:font-name="Arial Black" fo:font-size="10.5pt" fo:letter-spacing="normal" fo:language="ru" fo:country="RU" fo:font-style="normal" fo:font-weight="normal"/>
    </style:style>
    <style:style style:name="T30" style:family="text">
      <style:text-properties fo:font-variant="normal" fo:text-transform="none" fo:color="#252525" style:font-name="Arial Black" fo:font-size="12pt" fo:letter-spacing="normal" fo:language="ru" fo:country="RU" fo:font-style="normal" fo:font-weight="normal" style:font-size-asian="12pt" style:font-size-complex="12pt"/>
    </style:style>
    <style:style style:name="T31" style:family="text">
      <style:text-properties fo:font-variant="normal" fo:text-transform="none" fo:color="#252525" style:font-name="Arial Black" fo:font-size="14pt" fo:letter-spacing="normal" fo:language="ru" fo:country="RU" fo:font-style="normal" fo:font-weight="normal" style:font-size-asian="14pt" style:font-size-complex="14pt"/>
    </style:style>
    <style:style style:name="T32" style:family="text">
      <style:text-properties fo:font-variant="normal" fo:text-transform="none" fo:color="#252525" style:font-name="Arial Black" fo:letter-spacing="normal" fo:language="ru" fo:country="RU" fo:font-style="normal"/>
    </style:style>
    <style:style style:name="T33" style:family="text">
      <style:text-properties fo:font-variant="normal" fo:text-transform="none" fo:color="#252525" style:font-name="Arial Black" fo:letter-spacing="normal" fo:language="ru" fo:country="RU" fo:font-style="normal" fo:font-weight="normal"/>
    </style:style>
    <style:style style:name="T34" style:family="text">
      <style:text-properties fo:font-variant="normal" fo:text-transform="none" fo:color="#545454" style:font-name="arial" fo:font-size="12pt" fo:letter-spacing="normal" fo:language="en" fo:country="US" fo:font-style="normal" fo:font-weight="normal"/>
    </style:style>
    <style:style style:name="T35" style:family="text">
      <style:text-properties fo:font-variant="normal" fo:text-transform="none" fo:color="#a55858" style:text-line-through-style="none" style:font-name="sans-serif" fo:font-size="10.5pt" fo:letter-spacing="normal" fo:font-style="normal" style:text-underline-style="none" fo:font-weight="normal" style:text-blinking="false"/>
    </style:style>
    <style:style style:name="T36" style:family="text">
      <style:text-properties fo:language="ru" fo:country="RU"/>
    </style:style>
    <style:style style:name="T37" style:family="text">
      <style:text-properties fo:language="ru" fo:country="RU" fo:font-style="normal" fo:font-weight="normal"/>
    </style:style>
    <style:style style:name="T38" style:family="text">
      <style:text-properties fo:font-weight="bold"/>
    </style:style>
    <style:style style:name="T39" style:family="text">
      <style:text-properties fo:color="#252525" style:font-name="sans-serif" fo:font-size="10.5pt"/>
    </style:style>
    <style:style style:name="T40" style:family="text">
      <style:text-properties fo:color="#252525" style:font-name="Arial Black" fo:font-size="14pt" fo:language="ru" fo:country="RU" style:font-size-asian="14pt" style:font-size-complex="14pt"/>
    </style:style>
    <style:style style:name="T41" style:family="text">
      <style:text-properties fo:color="#252525" style:font-name="Arial Black" fo:language="ru" fo:country="RU"/>
    </style:style>
    <style:style style:name="T42" style:family="text">
      <style:text-properties fo:color="#0b0080" style:text-line-through-style="none" style:font-name="sans-serif" fo:font-size="10.5pt" style:text-underline-style="none" style:text-blinking="false"/>
    </style:style>
    <style:style style:name="T43" style:family="text">
      <style:text-properties style:font-name="Arial" fo:font-size="13pt" fo:language="ru" fo:country="RU" fo:font-style="normal" style:text-underline-style="none" style:font-size-asian="13pt" style:font-style-asian="normal" style:font-size-complex="13pt" style:font-style-complex="normal"/>
    </style:style>
    <style:style style:name="T44" style:family="text">
      <style:text-properties style:font-name="Arial" fo:font-size="13pt" fo:language="en" fo:country="US" fo:font-style="normal" style:text-underline-style="none" style:font-size-asian="13pt" style:font-style-asian="normal" style:font-size-complex="13pt" style:font-style-complex="normal"/>
    </style:style>
    <style:style style:name="T45" style:family="text">
      <style:text-properties style:font-name="Arial" fo:font-size="13pt" fo:font-style="normal" style:text-underline-style="none" style:font-size-asian="13pt" style:font-style-asian="normal" style:font-size-complex="13pt" style:font-style-complex="normal"/>
    </style:style>
    <style:style style:name="T46" style:family="text">
      <style:text-properties style:font-name="Arial" fo:font-size="13pt" style:text-underline-style="none" style:font-size-asian="13pt" style:font-style-asian="normal" style:font-size-complex="13pt" style:font-style-complex="normal"/>
    </style:style>
    <style:style style:name="T47" style:family="text">
      <style:text-properties style:font-name="Arial" fo:font-size="13pt" fo:font-style="italic" style:text-underline-style="none" style:font-size-asian="13pt" style:font-style-asian="normal" style:font-size-complex="13pt" style:font-style-complex="normal"/>
    </style:style>
    <style:style style:name="T48" style:family="text">
      <style:text-properties style:font-name="Arial Black1" fo:font-size="13pt" fo:font-style="normal" style:text-underline-style="none" style:font-size-asian="13pt" style:font-style-asian="normal" style:font-size-complex="13pt" style:font-style-complex="normal"/>
    </style:style>
    <style:style style:name="T49" style:family="text">
      <style:text-properties style:font-name="Arial Black1" fo:font-size="13pt" style:text-underline-style="none" style:font-size-asian="13pt" style:font-style-asian="normal" style:font-size-complex="13pt" style:font-style-complex="normal"/>
    </style:style>
    <style:style style:name="T50" style:family="text">
      <style:text-properties style:font-name="Arial Black1" fo:font-size="12pt" fo:font-style="normal" fo:font-weight="normal"/>
    </style:style>
    <style:style style:name="T51" style:family="text">
      <style:text-properties style:font-name="Arial Black1" fo:font-size="12pt" fo:language="ru" fo:country="RU" fo:font-style="normal" fo:font-weight="normal"/>
    </style:style>
    <style:style style:name="T52" style:family="text">
      <style:text-properties style:font-name="Times New Roman1" fo:font-size="12pt" fo:font-style="normal" fo:font-weight="normal"/>
    </style:style>
    <style:style style:name="T53" style:family="text">
      <style:text-properties style:font-name="Times New Roman1" fo:font-size="12pt" fo:font-style="italic" fo:font-weight="normal"/>
    </style:style>
    <style:style style:name="T54" style:family="text">
      <style:text-properties style:font-name="Times New Roman1" fo:font-size="12pt" fo:font-style="italic" fo:font-weight="bold"/>
    </style:style>
    <style:style style:name="T55" style:family="text">
      <style:text-properties style:font-name="Arial Black"/>
    </style:style>
    <style:style style:name="T56" style:family="text">
      <style:text-properties style:font-name="Arial Black" fo:font-size="12pt" fo:language="ru" fo:country="RU"/>
    </style:style>
    <style:style style:name="T57" style:family="text">
      <style:text-properties style:font-name="Arial Black" fo:language="ru" fo:country="RU"/>
    </style:style>
    <style:style style:name="T58" style:family="text">
      <style:text-properties style:font-name="Arial Black" fo:language="ru" fo:country="RU" fo:font-weight="bold"/>
    </style:style>
    <style:style style:name="T59" style:family="text">
      <style:text-properties style:text-position="33% 80%"/>
    </style:style>
    <style:style style:name="T60" style:family="text">
      <style:text-properties style:text-position="33% 80%" style:font-name="Arial Black" fo:font-size="12pt" fo:language="ru" fo:country="RU"/>
    </style:style>
    <style:style style:name="T61" style:family="text">
      <style:text-properties style:text-position="33% 80%" fo:font-size="12pt" fo:language="ru" fo:country="RU"/>
    </style:style>
    <style:style style:name="T62" style:family="text">
      <style:text-properties style:font-name="Helvetica" fo:font-size="10.5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<text:span text:style-name="T36">ВОПРОС 1</text:span></text:p>
      <text:p text:style-name="P7">Значения, которые может принимать физическая величина<draw:frame draw:style-name="fr1" draw:name="Графический объект1" text:anchor-type="as-char" svg:width="0.598cm" svg:height="0.753cm" draw:z-index="0"><draw:image xlink:href="http://fn.bmstu.ru/data-physics/library/physbook/tom5/ch3/images/ch3_5/fml1.gif" xlink:type="simple" xlink:show="embed" xlink:actuate="onLoad"/></draw:frame>называют ее собственными значениями. </text:p>
      <text:p text:style-name="P8"><text:bookmark text:name="1"/><text:span text:style-name="T3">Если при действии оператора на некоторую функцию получается та же самая функция, умноженная на число, то есть если</text:span></text:p>
      <text:p text:style-name="P8"><text:span text:style-name="T3"><draw:frame draw:style-name="fr1" draw:name="Графический объект3" text:anchor-type="as-char" svg:width="2.288cm" svg:height="0.866cm" draw:z-index="1"><draw:image xlink:href="http://fn.bmstu.ru/data-physics/library/physbook/tom5/ch3/images/ch3_5/fml3.gif" xlink:type="simple" xlink:show="embed" xlink:actuate="onLoad"/></draw:frame></text:span><text:span text:style-name="T3">, то такую функцию называют собственной функцией оператора</text:span><text:span text:style-name="T3"><draw:frame draw:style-name="fr2" draw:name="Графический объект4" text:anchor-type="as-char" svg:width="0.847cm" svg:height="0.834cm" draw:z-index="2"><draw:image xlink:href="http://fn.bmstu.ru/data-physics/library/physbook/tom5/ch3/images/ch3_5/fml4.gif" xlink:type="simple" xlink:show="embed" xlink:actuate="onLoad"/></draw:frame></text:span><text:span text:style-name="T3">, а число</text:span><text:span text:style-name="T3"><draw:frame draw:style-name="fr2" draw:name="Графический объект5" text:anchor-type="as-char" svg:width="0.601cm" svg:height="0.728cm" draw:z-index="3"><draw:image xlink:href="http://fn.bmstu.ru/data-physics/library/physbook/tom5/ch3/images/ch3_5/fml5.gif" xlink:type="simple" xlink:show="embed" xlink:actuate="onLoad"/></draw:frame></text:span><text:span text:style-name="T3">его собственным значением</text:span><text:span text:style-name="T11">.</text:span></text:p>
      <text:p text:style-name="P24"><text:span text:style-name="T20">Квантовомеханические операторы имеют не одну, а множество собственных функций и соответствующих им собственных значений. При этом совокупность собственных значений называют спектром оператора.</text:span></text:p>
      <text:p text:style-name="P24"><text:span text:style-name="T20"/></text:p>
      <text:p text:style-name="P24"><text:span text:style-name="T20"><text:tab/><text:tab/><text:tab/><text:tab/><text:tab/></text:span><text:span text:style-name="T19">ВОПРОС 2</text:span></text:p>
      <text:p text:style-name="P1"><draw:frame draw:style-name="fr3" draw:name="Графический объект2" text:anchor-type="paragraph" svg:width="13.654cm" svg:height="9.604cm" draw:z-index="4"><draw:image xlink:href="Pictures/200000070000355600002585CCA046F9.svm" xlink:type="simple" xlink:show="embed" xlink:actuate="onLoad"/></draw:frame><text:tab/><text:tab/><text:tab/><text:tab/><text:tab/><text:span text:style-name="T36">ВОПРОС 3</text:span></text:p>
      <text:p text:style-name="P1"><text:span text:style-name="T36"/></text:p>
      <text:p text:style-name="P1"><text:s/><text:span text:style-name="T36">Эрмитов оператор — удовлетворяющий равенству (Ах, у) = (х, Ау) для всех х и у из области определения А. Эрмитов оператор является самосопряжённым. Эрмитов оператор ставится в соответствие каждой величине, и все вычисления могут быть перенесены на отношения между операторами, если нет некоммутирующих операторов.</text:span></text:p>
      <text:p text:style-name="P1"><text:soft-page-break/><text:span text:style-name="T36"/></text:p>
      <text:p text:style-name="P1"><text:span text:style-name="T36"><text:tab/><text:tab/><text:tab/><text:tab/><text:tab/>ВОПРОСЫ 5,7</text:span></text:p>
      <text:p text:style-name="P1"><text:span text:style-name="T36"/></text:p>
      <text:p text:style-name="P2"><text:span text:style-name="T2">Оператор импульса</text:span><text:span text:style-name="T36">. С помощью операций дифференцирования по координатам определим операторы проекций импульса:</text:span></text:p>
      <text:p text:style-name="P2"><text:span text:style-name="T36"><draw:frame draw:style-name="fr1" draw:name="Графический объект6" text:anchor-type="as-char" svg:width="7.885cm" svg:height="1.138cm" draw:z-index="6"><draw:image xlink:href="http://fn.bmstu.ru/data-physics/library/physbook/tom5/ch3/images/ch3_4/fml15.gif" xlink:type="simple" xlink:show="embed" xlink:actuate="onLoad"/></draw:frame></text:span></text:p>
      <text:p text:style-name="P2"><text:span text:style-name="T36"/></text:p>
      <text:p text:style-name="P25"><text:span text:style-name="T15">Все три формулы можно объединить в одну, введя векторный оператор импульса</text:span><text:span text:style-name="T15"><draw:frame draw:style-name="fr1" draw:name="Графический объект7" text:anchor-type="as-char" svg:width="4.202cm" svg:height="0.963cm" draw:z-index="5"><draw:image xlink:href="http://fn.bmstu.ru/data-physics/library/physbook/tom5/ch3/images/ch3_4/fml16.gif" xlink:type="simple" xlink:show="embed" xlink:actuate="onLoad"/></draw:frame></text:span><text:span text:style-name="T15">, который запишется как</text:span></text:p>
      <text:p text:style-name="P21"/>
      <text:p text:style-name="P21"><text:bookmark text:name="14"/><draw:frame draw:style-name="fr1" draw:name="Графический объект8" text:anchor-type="as-char" svg:width="1.826cm" svg:height="0.582cm" draw:z-index="7"><draw:image xlink:href="http://fn.bmstu.ru/data-physics/library/physbook/tom5/ch3/images/ch3_4/fml17.gif" xlink:type="simple" xlink:show="embed" xlink:actuate="onLoad"/></draw:frame></text:p>
      <text:p text:style-name="P21"><text:span text:style-name="T7">О</text:span><text:span text:style-name="T6">пределим оператор квадрата импульса как</text:span></text:p>
      <text:p text:style-name="P21"><text:span text:style-name="T6"/></text:p>
      <text:p text:style-name="P21"><text:span text:style-name="T6"><draw:frame draw:style-name="fr1" draw:name="Графический объект11" text:anchor-type="as-char" svg:width="10.213cm" svg:height="1.376cm" draw:z-index="8"><draw:image xlink:href="http://fn.bmstu.ru/data-physics/library/physbook/tom5/ch3/images/ch3_4/fml20.gif" xlink:type="simple" xlink:show="embed" xlink:actuate="onLoad"/></draw:frame></text:span></text:p>
      <text:p text:style-name="P5"><text:span text:style-name="T16">Используя оператор Лапласа, </text:span></text:p>
      <text:p text:style-name="P13"><text:span text:style-name="T36"><draw:frame draw:style-name="fr1" draw:name="Графический объект12" text:anchor-type="as-char" svg:width="3.071cm" svg:height="1.117cm" draw:z-index="9"><draw:image xlink:href="http://fn.bmstu.ru/data-physics/library/physbook/tom5/ch3/images/ch3_4/fml21.gif" xlink:type="simple" xlink:show="embed" xlink:actuate="onLoad"/></draw:frame></text:span></text:p>
      <text:p text:style-name="P13"><text:span text:style-name="T36"/></text:p>
      <text:p text:style-name="P13"><text:span text:style-name="T36"/></text:p>
      <text:p text:style-name="P13"><text:span text:style-name="T36"><text:tab/><text:tab/><text:tab/><text:tab/><text:tab/>ВОПРОС 6</text:span></text:p>
      <text:p text:style-name="P13"><text:span text:style-name="T36"/></text:p>
      <text:p text:style-name="P10"><text:span text:style-name="T2">Оператор момента импульса</text:span><text:span text:style-name="T36">. По формуле классической механики, определяющей момент импульса частицы как вектор</text:span><text:span text:style-name="T36"><draw:frame draw:style-name="fr1" draw:name="Графический объект13" text:anchor-type="as-char" svg:width="1.773cm" svg:height="0.556cm" draw:z-index="11"><draw:image xlink:href="http://fn.bmstu.ru/data-physics/library/physbook/tom5/ch3/images/ch3_4/fml22.gif" xlink:type="simple" xlink:show="embed" xlink:actuate="onLoad"/></draw:frame></text:span><text:span text:style-name="T36">, запишем выражения для его проекций на координатные оси:</text:span></text:p>
      <text:p text:style-name="P11"/>
      <text:p text:style-name="P4"><text:span text:style-name="T10"><draw:frame draw:style-name="fr2" draw:name="Графический объект14" text:anchor-type="as-char" svg:width="12.386cm" svg:height="0.889cm" draw:z-index="12"><draw:image xlink:href="http://fn.bmstu.ru/data-physics/library/physbook/tom5/ch3/images/ch3_4/fml23.gif" xlink:type="simple" xlink:show="embed" xlink:actuate="onLoad"/></draw:frame></text:span><text:span text:style-name="T10">.</text:span></text:p>
      <text:p text:style-name="P11"><text:span text:style-name="T37">С</text:span><text:span text:style-name="T10">оотношения , определяющие операторы проекций момента импульса</text:span></text:p>
      <text:p text:style-name="P9"><draw:frame draw:style-name="fr1" draw:name="Графический объект15" text:anchor-type="as-char" svg:width="6.72cm" svg:height="3.969cm" draw:z-index="13"><draw:image xlink:href="http://fn.bmstu.ru/data-physics/library/physbook/tom5/ch3/images/ch3_4/fml24.gif" xlink:type="simple" xlink:show="embed" xlink:actuate="onLoad"/></draw:frame></text:p>
      <text:p text:style-name="P21"><text:span text:style-name="T6"/></text:p>
      <text:p text:style-name="P21"><text:span text:style-name="T6"/></text:p>
      <text:p text:style-name="P25"><text:span text:style-name="T15">Оператор квадрата момента импульса можно построить по правилу</text:span></text:p>
      <text:p text:style-name="P25"><text:span text:style-name="T15"><draw:frame draw:style-name="fr1" draw:name="Графический объект16" text:anchor-type="as-char" svg:width="5.71cm" svg:height="1.002cm" draw:z-index="14"><draw:image xlink:href="http://fn.bmstu.ru/data-physics/library/physbook/tom5/ch3/images/ch3_4/fml25.gif" xlink:type="simple" xlink:show="embed" xlink:actuate="onLoad"/></draw:frame></text:span><text:span text:style-name="T15">, </text:span><text:span text:style-name="T17">тогда</text:span></text:p>
      <text:p text:style-name="P26"><text:bookmark text:name="32"/><text:soft-page-break/><text:span text:style-name="T6"><draw:frame draw:style-name="fr1" draw:name="Графический объект23" text:anchor-type="as-char" svg:width="6.72cm" svg:height="4.26cm" draw:z-index="15"><draw:image xlink:href="http://fn.bmstu.ru/data-physics/library/physbook/tom5/ch3/images/ch3_4/fml32.gif" xlink:type="simple" xlink:show="embed" xlink:actuate="onLoad"/></draw:frame></text:span></text:p>
      <text:p text:style-name="P18"><text:span text:style-name="T36">где </text:span><draw:frame draw:style-name="fr1" draw:name="Графический объект24" text:anchor-type="as-char" svg:width="7.488cm" svg:height="1.296cm" draw:z-index="10"><draw:image xlink:href="http://fn.bmstu.ru/data-physics/library/physbook/tom5/ch3/images/ch3_4/fml33.gif" xlink:type="simple" xlink:show="embed" xlink:actuate="onLoad"/></draw:frame></text:p>
      <text:p text:style-name="P13"><text:span text:style-name="T36"/></text:p>
      <text:p text:style-name="P13"><text:span text:style-name="T36"><text:tab/><text:tab/><text:tab/><text:tab/><text:tab/>ВОПРОС 8</text:span></text:p>
      <text:p text:style-name="P13"><text:span text:style-name="T36"/></text:p>
      <text:p text:style-name="P12"><text:span text:style-name="T43">Коммутатором операторов А и В называется оператор </text:span><text:span text:style-name="T44">[</text:span><text:span text:style-name="T34">Â, B</text:span><text:span text:style-name="T44">] = AB – BA. </text:span></text:p>
      <text:p text:style-name="P14"><text:span text:style-name="T45">Правило Лейбница: [А, ВС] = </text:span><text:span text:style-name="T44">[A,B]C + B[A,C]</text:span></text:p>
      <text:p text:style-name="P14"><text:span text:style-name="T45">Тождество Якоби: [А,[В,С]] + [В,[С,А]] + [С[А,В]] = 0</text:span></text:p>
      <text:p text:style-name="P14"><text:span text:style-name="T45"/></text:p>
      <text:p text:style-name="P14"><text:span text:style-name="T45"><text:tab/><text:tab/><text:tab/><text:tab/><text:tab/></text:span><text:span text:style-name="T48">ВОПРОС 9</text:span></text:p>
      <text:p text:style-name="P14"><text:span text:style-name="T48"/></text:p>
      <text:p text:style-name="P16"><text:span text:style-name="T49"><draw:frame draw:style-name="fr4" draw:name="Графический объект25" text:anchor-type="as-char" svg:width="4.016cm" svg:height="1.282cm" draw:z-index="20"><draw:image xlink:href="http://ens.tpu.ru/POSOBIE_FIS_KUSN/Квантовая%20оптика.%20Атомная%20и%20ядерная%20физика.%20Физика%20элементарных%20частиц/ima/image612.png" xlink:type="simple" xlink:show="embed" xlink:actuate="onLoad"/></draw:frame></text:span><text:span text:style-name="T49"> </text:span><text:span text:style-name="T46">где </text:span><text:span text:style-name="T47">n</text:span><text:span text:style-name="T46">= 0, 1, 2…</text:span></text:p>
      <text:p text:style-name="P29"><draw:frame draw:style-name="fr4" draw:name="Графический объект26" text:anchor-type="as-char" svg:width="7.091cm" svg:height="5.186cm" draw:z-index="16"><draw:image xlink:href="http://ens.tpu.ru/POSOBIE_FIS_KUSN/Квантовая%20оптика.%20Атомная%20и%20ядерная%20физика.%20Физика%20элементарных%20частиц/ima/image614.jpg" xlink:type="simple" xlink:show="embed" xlink:actuate="onLoad"/></draw:frame></text:p>
      <text:p text:style-name="P28"/>
      <text:p text:style-name="P29"><draw:frame draw:style-name="fr4" draw:name="Графический объект27" text:anchor-type="as-char" svg:width="1.773cm" svg:height="0.635cm" draw:z-index="17"><draw:image xlink:href="http://ens.tpu.ru/POSOBIE_FIS_KUSN/Квантовая%20оптика.%20Атомная%20и%20ядерная%20физика.%20Физика%20элементарных%20частиц/ima/image616.png" xlink:type="simple" xlink:show="embed" xlink:actuate="onLoad"/></draw:frame><text:span text:style-name="T52">не зависит от </text:span><text:span text:style-name="T53">n</text:span><text:span text:style-name="T52">, в отличие от прямоугольной потенциальной ямы, рассмотренной нами в п. 5.2.</text:span></text:p>
      <text:p text:style-name="P30"><text:span text:style-name="T52">Минимальная энергия</text:span><text:span text:style-name="T52"><draw:frame draw:style-name="fr4" draw:name="Графический объект28" text:anchor-type="as-char" svg:width="1.852cm" svg:height="1.085cm" draw:z-index="18"><draw:image xlink:href="http://ens.tpu.ru/POSOBIE_FIS_KUSN/Квантовая%20оптика.%20Атомная%20и%20ядерная%20физика.%20Физика%20элементарных%20частиц/ima/image618.png" xlink:type="simple" xlink:show="embed" xlink:actuate="onLoad"/></draw:frame></text:span><text:span text:style-name="T52"> называется </text:span><text:span text:style-name="T54">нулевой энергией</text:span><text:span text:style-name="T52">, т.е. При </text:span><text:span text:style-name="T52"><draw:frame draw:style-name="fr4" draw:name="Графический объект29" text:anchor-type="as-char" svg:width="1.032cm" svg:height="0.503cm" draw:z-index="19"><draw:image xlink:href="http://ens.tpu.ru/POSOBIE_FIS_KUSN/Квантовая%20оптика.%20Атомная%20и%20ядерная%20физика.%20Физика%20элементарных%20частиц/ima/image620.png" xlink:type="simple" xlink:show="embed" xlink:actuate="onLoad"/></draw:frame></text:span><text:span text:style-name="T52"> колебания атомов </text:span><text:span text:style-name="T53">К </text:span><text:span text:style-name="T52">в кристаллической решетке не прекращаются.</text:span></text:p>
      <text:p text:style-name="P30"><text:span text:style-name="T52">В квантовой механике вычисляется вероятность различных переходов квантовой системы из одного состояния в другое. Для гармонического осциллятора возможны лишь переходы между соседними уровнями.</text:span></text:p>
      <text:p text:style-name="P30"><text:span text:style-name="T52"/></text:p>
      <text:p text:style-name="P30"><text:span text:style-name="T52"><text:tab/><text:tab/><text:tab/></text:span><text:span text:style-name="T50"><text:tab/><text:tab/></text:span><text:span text:style-name="T51">ВОПРОС 10</text:span></text:p>
      <text:p text:style-name="P30"><text:span text:style-name="T51"/></text:p>
      <text:p text:style-name="P15"><text:soft-page-break/><text:span text:style-name="T1">Одномерная потенциальная яма.</text:span><text:span text:style-name="T5">Рассмотрим частицу, находящуюся в одномерной прямоугольной потенциальной яме с бесконечно высокими стенками. В этом случае потенциальная энергия частицы </text:span><text:span text:style-name="T5"><draw:frame draw:style-name="fr1" draw:name="Графический объект30" text:anchor-type="as-char" svg:width="0.82cm" svg:height="0.397cm" draw:z-index="45"><draw:image xlink:href="http://fn.bmstu.ru/data-physics/library/physbook/tom5/ch4/images/ch4_2/fml1.gif" xlink:type="simple" xlink:show="embed" xlink:actuate="onLoad"/></draw:frame></text:span><text:span text:style-name="T5">имеет вид</text:span></text:p>
      <text:p text:style-name="P6"/>
      <text:p text:style-name="P3"><draw:frame draw:style-name="fr1" draw:name="Графический объект31" text:anchor-type="as-char" svg:width="1.296cm" svg:height="0.45cm" draw:z-index="21"><draw:image xlink:href="http://fn.bmstu.ru/data-physics/library/physbook/tom5/ch4/images/ch4_2/fml2.gif" xlink:type="simple" xlink:show="embed" xlink:actuate="onLoad"/></draw:frame><draw:frame draw:style-name="fr1" draw:name="Графический объект32" text:anchor-type="as-char" svg:width="3.096cm" svg:height="2.064cm" draw:z-index="22"><draw:image xlink:href="http://fn.bmstu.ru/data-physics/library/physbook/tom5/ch4/images/ch4_2/fml3.gif" xlink:type="simple" xlink:show="embed" xlink:actuate="onLoad"/></draw:frame></text:p>
      <text:p text:style-name="P6"><text:span text:style-name="T4">т.е. внутри ямы (</text:span><text:span text:style-name="T4"><draw:frame draw:style-name="fr1" draw:name="Графический объект33" text:anchor-type="as-char" svg:width="1.667cm" svg:height="0.318cm" draw:z-index="23"><draw:image xlink:href="http://fn.bmstu.ru/data-physics/library/physbook/tom5/ch4/images/ch4_2/fml4.gif" xlink:type="simple" xlink:show="embed" xlink:actuate="onLoad"/></draw:frame></text:span><text:span text:style-name="T4">) потенциальная энергия</text:span><text:span text:style-name="T4"><draw:frame draw:style-name="fr1" draw:name="Графический объект34" text:anchor-type="as-char" svg:width="0.953cm" svg:height="0.45cm" draw:z-index="24"><draw:image xlink:href="http://fn.bmstu.ru/data-physics/library/physbook/tom5/ch4/images/ch4_2/fml5.gif" xlink:type="simple" xlink:show="embed" xlink:actuate="onLoad"/></draw:frame></text:span><text:span text:style-name="T4">постоянна и равна нулю, а вне ямы обращается в бесконечность ( рис.4.1 )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1"><draw:frame draw:style-name="fr5" draw:name="Графический объект35" text:anchor-type="as-char" svg:width="10.134cm" svg:height="7.303cm" draw:z-index="46"><draw:image xlink:href="http://fn.bmstu.ru/data-physics/library/physbook/tom5/ch4/images/image4_1.jpg" xlink:type="simple" xlink:show="embed" xlink:actuate="onLoad"/></draw:frame></text:p>
          </table:table-cell>
        </table:table-row>
        <table:table-row>
          <table:table-cell table:style-name="Таблица1.A1" office:value-type="string">
            <text:p text:style-name="P43"/>
          </table:table-cell>
        </table:table-row>
      </table:table>
      <text:p text:style-name="P19"><text:span text:style-name="T4"/>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1"><draw:frame draw:style-name="fr1" draw:name="Графический объект37" text:anchor-type="as-char" svg:width="5.503cm" svg:height="1.085cm" draw:z-index="47"><draw:image xlink:href="http://fn.bmstu.ru/data-physics/library/physbook/tom5/ch4/images/ch4_2/fml7.gif" xlink:type="simple" xlink:show="embed" xlink:actuate="onLoad"/></draw:frame></text:p>
          </table:table-cell>
          <table:table-cell table:style-name="Таблица2.A1" office:value-type="string">
            <text:p text:style-name="P42">(4.11)</text:p>
          </table:table-cell>
        </table:table-row>
      </table:table>
      <text:p text:style-name="P23"><text:span text:style-name="T12">Поскольку вне ямы потенциальная энергия обращается в бесконечность, то для того, чтобы выполнялось уравнение, необходимо, чтобы вне ямы волновая функция</text:span><text:span text:style-name="T12"><draw:frame draw:style-name="fr1" draw:name="Графический объект38" text:anchor-type="as-char" svg:width="0.9cm" svg:height="0.45cm" draw:z-index="25"><draw:image xlink:href="http://fn.bmstu.ru/data-physics/library/physbook/tom5/ch4/images/ch4_2/fml8.gif" xlink:type="simple" xlink:show="embed" xlink:actuate="onLoad"/></draw:frame></text:span><text:span text:style-name="T12">обращалась в ноль, т.е.</text:span><text:span text:style-name="T12"><draw:frame draw:style-name="fr1" draw:name="Графический объект39" text:anchor-type="as-char" svg:width="1.614cm" svg:height="0.45cm" draw:z-index="26"><draw:image xlink:href="http://fn.bmstu.ru/data-physics/library/physbook/tom5/ch4/images/ch4_2/fml9.gif" xlink:type="simple" xlink:show="embed" xlink:actuate="onLoad"/></draw:frame></text:span><text:span text:style-name="T12">. Это означает, что в случае ямы с бесконечно высокими стенками частица не может выйти за пределы ямы, поскольку такие стенки являются непроницаемыми для частицы. В силу непрерывности волновая функция</text:span><text:span text:style-name="T12"><draw:frame draw:style-name="fr1" draw:name="Графический объект40" text:anchor-type="as-char" svg:width="0.9cm" svg:height="0.45cm" draw:z-index="27"><draw:image xlink:href="http://fn.bmstu.ru/data-physics/library/physbook/tom5/ch4/images/ch4_2/fml10.gif" xlink:type="simple" xlink:show="embed" xlink:actuate="onLoad"/></draw:frame></text:span><text:span text:style-name="T12">должна обращаться в нуль и на границах ямы: при</text:span><text:span text:style-name="T12"><draw:frame draw:style-name="fr1" draw:name="Графический объект41" text:anchor-type="as-char" svg:width="0.847cm" svg:height="0.318cm" draw:z-index="28"><draw:image xlink:href="http://fn.bmstu.ru/data-physics/library/physbook/tom5/ch4/images/ch4_2/fml11.gif" xlink:type="simple" xlink:show="embed" xlink:actuate="onLoad"/></draw:frame></text:span><text:span text:style-name="T12">и при</text:span><text:span text:style-name="T12"><draw:frame draw:style-name="fr1" draw:name="Графический объект42" text:anchor-type="as-char" svg:width="0.953cm" svg:height="0.238cm" draw:z-index="29"><draw:image xlink:href="http://fn.bmstu.ru/data-physics/library/physbook/tom5/ch4/images/ch4_2/fml12.gif" xlink:type="simple" xlink:show="embed" xlink:actuate="onLoad"/></draw:frame></text:span><text:span text:style-name="T12">.</text:span></text:p>
      <text:p text:style-name="P19"><text:span text:style-name="T4">Таким образом, задача о движении частицы в яме сводится к решению уравнения</text:span></text:p>
      <text:p text:style-name="P19"><text:span text:style-name="T4"/></text:p>
      <text:p text:style-name="P19"><text:span text:style-name="T4"><draw:frame draw:style-name="fr1" draw:name="Графический объект43" text:anchor-type="as-char" svg:width="6.562cm" svg:height="1.111cm" draw:z-index="49"><draw:image xlink:href="http://fn.bmstu.ru/data-physics/library/physbook/tom5/ch4/images/ch4_2/fml13.gif" xlink:type="simple" xlink:show="embed" xlink:actuate="onLoad"/></draw:frame></text:span></text:p>
      <text:p text:style-name="P20"><text:span text:style-name="T4">С граничными условиями</text:span></text:p>
      <text:p text:style-name="P17"><draw:frame draw:style-name="fr1" draw:name="Графический объект44" text:anchor-type="as-char" svg:width="4.763cm" svg:height="0.582cm" draw:z-index="30"><draw:image xlink:href="http://fn.bmstu.ru/data-physics/library/physbook/tom5/ch4/images/ch4_2/fml14.gif" xlink:type="simple" xlink:show="embed" xlink:actuate="onLoad"/></draw:frame></text:p>
      <text:p text:style-name="P19"><text:span text:style-name="T4"/></text:p>
      <text:p text:style-name="P19"><text:span text:style-name="T4">Используя граничное условие</text:span><text:span text:style-name="T4"><draw:frame draw:style-name="fr1" draw:name="Графический объект48" text:anchor-type="as-char" svg:width="1.614cm" svg:height="0.45cm" draw:z-index="31"><draw:image xlink:href="http://fn.bmstu.ru/data-physics/library/physbook/tom5/ch4/images/ch4_2/fml18.gif" xlink:type="simple" xlink:show="embed" xlink:actuate="onLoad"/></draw:frame></text:span><text:span text:style-name="T4">, получаем</text:span></text:p>
      <text:p text:style-name="P19"/>
      <text:p text:style-name="P17"><text:soft-page-break/><draw:frame draw:style-name="fr1" draw:name="Графический объект49" text:anchor-type="as-char" svg:width="2.249cm" svg:height="0.423cm" draw:z-index="32"><draw:image xlink:href="http://fn.bmstu.ru/data-physics/library/physbook/tom5/ch4/images/ch4_2/fml19.gif" xlink:type="simple" xlink:show="embed" xlink:actuate="onLoad"/></draw:frame></text:p>
      <text:p text:style-name="P19"><text:span text:style-name="T5">о</text:span><text:span text:style-name="T4">ткуда следует, что</text:span><text:span text:style-name="T4"><draw:frame draw:style-name="fr2" draw:name="Графический объект50" text:anchor-type="as-char" svg:width="2.378cm" svg:height="0.63cm" draw:z-index="33"><draw:image xlink:href="http://fn.bmstu.ru/data-physics/library/physbook/tom5/ch4/images/ch4_2/fml20.gif" xlink:type="simple" xlink:show="embed" xlink:actuate="onLoad"/></draw:frame></text:span><text:span text:style-name="T4">, где</text:span><text:span text:style-name="T4"><draw:frame draw:style-name="fr1" draw:name="Графический объект51" text:anchor-type="as-char" svg:width="2.54cm" svg:height="0.397cm" draw:z-index="50"><draw:image xlink:href="http://fn.bmstu.ru/data-physics/library/physbook/tom5/ch4/images/ch4_2/fml21.gif" xlink:type="simple" xlink:show="embed" xlink:actuate="onLoad"/></draw:frame></text:span><text:span text:style-name="T4">. Однако, физический смысл имеет не сама волновая функция </text:span><text:span text:style-name="T4"><draw:frame draw:style-name="fr1" draw:name="Графический объект57" text:anchor-type="as-char" svg:width="0.9cm" svg:height="0.45cm" draw:z-index="34"><draw:image xlink:href="http://fn.bmstu.ru/data-physics/library/physbook/tom5/ch4/images/ch4_2/fml27.gif" xlink:type="simple" xlink:show="embed" xlink:actuate="onLoad"/></draw:frame></text:span><text:span text:style-name="T4">, а квадрат ее модуля </text:span><text:span text:style-name="T4"><draw:frame draw:style-name="fr1" draw:name="Графический объект58" text:anchor-type="as-char" svg:width="1.191cm" svg:height="0.635cm" draw:z-index="35"><draw:image xlink:href="http://fn.bmstu.ru/data-physics/library/physbook/tom5/ch4/images/ch4_2/fml28.gif" xlink:type="simple" xlink:show="embed" xlink:actuate="onLoad"/></draw:frame></text:span><text:span text:style-name="T4">, который от выбора значения </text:span><text:span text:style-name="T4"><draw:frame draw:style-name="fr1" draw:name="Графический объект59" text:anchor-type="as-char" svg:width="0.318cm" svg:height="0.238cm" draw:z-index="36"><draw:image xlink:href="http://fn.bmstu.ru/data-physics/library/physbook/tom5/ch4/images/ch4_2/fml29.gif" xlink:type="simple" xlink:show="embed" xlink:actuate="onLoad"/></draw:frame></text:span><text:span text:style-name="T4">, т.е. от знака </text:span><text:span text:style-name="T4"><draw:frame draw:style-name="fr1" draw:name="Графический объект60" text:anchor-type="as-char" svg:width="0.9cm" svg:height="0.45cm" draw:z-index="37"><draw:image xlink:href="http://fn.bmstu.ru/data-physics/library/physbook/tom5/ch4/images/ch4_2/fml30.gif" xlink:type="simple" xlink:show="embed" xlink:actuate="onLoad"/></draw:frame></text:span><text:span text:style-name="T4"> не зависит. Поэтому без потери общности можно считать, что </text:span><text:span text:style-name="T4"><draw:frame draw:style-name="fr1" draw:name="Графический объект61" text:anchor-type="as-char" svg:width="0.979cm" svg:height="0.318cm" draw:z-index="38"><draw:image xlink:href="http://fn.bmstu.ru/data-physics/library/physbook/tom5/ch4/images/ch4_2/fml31.gif" xlink:type="simple" xlink:show="embed" xlink:actuate="onLoad"/></draw:frame></text:span><text:span text:style-name="T4"> .</text:span></text:p>
      <text:p text:style-name="P19"><text:bookmark text:name="20"/>     <text:span text:style-name="T4">Второе граничное условие </text:span><text:span text:style-name="T4"><draw:frame draw:style-name="fr1" draw:name="Графический объект62" text:anchor-type="as-char" svg:width="1.614cm" svg:height="0.45cm" draw:z-index="39"><draw:image xlink:href="http://fn.bmstu.ru/data-physics/library/physbook/tom5/ch4/images/ch4_2/fml32.gif" xlink:type="simple" xlink:show="embed" xlink:actuate="onLoad"/></draw:frame></text:span><text:span text:style-name="T4"> приводит к соотношению</text:span></text:p>
      <text:p text:style-name="P19"><text:bookmark text:name="21"/>     </text:p>
      <text:p text:style-name="P17"><draw:frame draw:style-name="fr1" draw:name="Графический объект63" text:anchor-type="as-char" svg:width="2.408cm" svg:height="0.423cm" draw:z-index="40"><draw:image xlink:href="http://fn.bmstu.ru/data-physics/library/physbook/tom5/ch4/images/ch4_2/fml33.gif" xlink:type="simple" xlink:show="embed" xlink:actuate="onLoad"/></draw:frame></text:p>
      <text:p text:style-name="P23"><text:span text:style-name="T12"/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1"><draw:frame draw:style-name="fr5" draw:name="Графический объект70" text:anchor-type="as-char" svg:width="10.134cm" svg:height="7.303cm" draw:z-index="48"><draw:image xlink:href="http://fn.bmstu.ru/data-physics/library/physbook/tom5/ch4/images/image4_2.jp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43"/>
          </table:table-cell>
        </table:table-row>
      </table:table>
      <text:p text:style-name="P19"><text:bookmark text:name="28"/>     <text:span text:style-name="T4">уравнения Шредингера само по себе к квантованию энергии не приводит, квантование возникает из-за граничных условий, накладываемых на волновую функцию, т.е. из-за равенства нулю волновой функции на границе потенциальной ямы.</text:span></text:p>
      <text:p text:style-name="P23"><text:bookmark text:name="29"/><text:span text:style-name="T18">     </text:span><text:span text:style-name="T12">Число </text:span><text:span text:style-name="T14">n,</text:span><text:span text:style-name="T12"> определяющее энергию частицы в яме, называется </text:span><text:span text:style-name="T25">квантовым числом</text:span><text:span text:style-name="T12">, а соответствующее ему значение </text:span><text:span text:style-name="T12"><draw:frame draw:style-name="fr1" draw:name="Графический объект72" text:anchor-type="as-char" svg:width="0.476cm" svg:height="0.476cm" draw:z-index="41"><draw:image xlink:href="http://fn.bmstu.ru/data-physics/library/physbook/tom5/ch4/images/ch4_2/fml41.gif" xlink:type="simple" xlink:show="embed" xlink:actuate="onLoad"/></draw:frame></text:span><text:span text:style-name="T12"> - уровнем энергии. Состояние частицы с наименьшей энергией, в данном случае с </text:span><text:span text:style-name="T12"><draw:frame draw:style-name="fr1" draw:name="Графический объект73" text:anchor-type="as-char" svg:width="0.873cm" svg:height="0.318cm" draw:z-index="42"><draw:image xlink:href="http://fn.bmstu.ru/data-physics/library/physbook/tom5/ch4/images/ch4_2/fml42.gif" xlink:type="simple" xlink:show="embed" xlink:actuate="onLoad"/></draw:frame></text:span><text:span text:style-name="T12"> , называется </text:span><text:span text:style-name="T25">основным состоянием</text:span><text:span text:style-name="T12">. Все остальные состояния являются </text:span><text:span text:style-name="T25">возбужденными</text:span><text:span text:style-name="T12">: значение </text:span><text:span text:style-name="T12"><draw:frame draw:style-name="fr1" draw:name="Графический объект74" text:anchor-type="as-char" svg:width="0.979cm" svg:height="0.318cm" draw:z-index="43"><draw:image xlink:href="http://fn.bmstu.ru/data-physics/library/physbook/tom5/ch4/images/ch4_2/fml43.gif" xlink:type="simple" xlink:show="embed" xlink:actuate="onLoad"/></draw:frame></text:span><text:span text:style-name="T12"> отвечает первому возбужденному состоянию, значение </text:span><text:span text:style-name="T12"><draw:frame draw:style-name="fr1" draw:name="Графический объект75" text:anchor-type="as-char" svg:width="0.953cm" svg:height="0.318cm" draw:z-index="44"><draw:image xlink:href="http://fn.bmstu.ru/data-physics/library/physbook/tom5/ch4/images/ch4_2/fml44.gif" xlink:type="simple" xlink:show="embed" xlink:actuate="onLoad"/></draw:frame></text:span><text:span text:style-name="T12"> - второму возбужденному состоянию и т.д.</text:span></text:p>
      <text:p text:style-name="P23"><text:span text:style-name="T12"/></text:p>
      <text:p text:style-name="P23"><text:span text:style-name="T12"><text:tab/><text:tab/><text:tab/><text:tab/><text:tab/></text:span><text:span text:style-name="T23">ВОПРОС 11</text:span></text:p>
      <text:p text:style-name="P23"><text:span text:style-name="T23"/></text:p>
      <text:p text:style-name="P22"><text:span text:style-name="T8">Энергии связанных состояний электрона получаются при решении уравнения Шредингера с потенциалом V(r) = -e</text:span><text:span text:style-name="T61">2</text:span><text:span text:style-name="T8">/r и определяются соотношением</text:span></text:p>
      <text:p text:style-name="P32"><draw:frame draw:style-name="fr5" draw:name="Графический объект76" text:anchor-type="as-char" svg:width="4.763cm" svg:height="1.111cm" draw:z-index="51"><draw:image xlink:href="http://nuclphys.sinp.msu.ru/enc/images/eqne014p01_01.gif" xlink:type="simple" xlink:show="embed" xlink:actuate="onLoad"/></draw:frame></text:p>
      <text:p text:style-name="P34">где n – главное квантовое число, определяющее энергии различных состояний электрона в атоме водорода (n = 1, 2, 3…), R - постоянная Ридберга <text:line-break/>(R = 1.0974·10<text:span text:style-name="T59">5</text:span> см<text:span text:style-name="T59">-1</text:span>).</text:p>
      <text:p text:style-name="P34"><text:soft-page-break/>Каждому уровню с главным квантовым числом n соответствует n состояний, различающихся квантовыми числами l = 0, 1, 2, …, (n-1). Такое вырождение уровней по энергии характерно только для кулоновского поля. Кроме того, каждое из этих вырожденных по l состояний (2l+1)-кратно вырождено по магнитному числу <text:line-break/>m = ±l, ±(l-1),...±1, 0. Таким образом, полная кратность вырождения стационарного квантового состояния с главным квантовым числом n дается соотношением<draw:frame draw:style-name="fr1" draw:name="Графический объект77" text:anchor-type="as-char" svg:width="2.593cm" svg:height="1.111cm" draw:z-index="52"><draw:image xlink:href="http://nuclphys.sinp.msu.ru/enc/images/eqne014p01_02.gif" xlink:type="simple" xlink:show="embed" xlink:actuate="onLoad"/></draw:frame>.<text:line-break/>    Такое рассмотрение справедливо при условии, что спин электрона равен нулю. Так как электрон имеет спин s = 1/2, полный момент количества движения <draw:frame draw:style-name="fr5" draw:name="Графический объект78" text:anchor-type="as-char" svg:width="0.318cm" svg:height="0.476cm" draw:z-index="53"><draw:image xlink:href="http://nuclphys.sinp.msu.ru/simages/vecj1.gif" xlink:type="simple" xlink:show="embed" xlink:actuate="onLoad"/><svg:title>vec_J</svg:title></draw:frame> электрона будет определяться векторной суммой его орбитального <draw:frame draw:style-name="fr5" draw:name="Графический объект79" text:anchor-type="as-char" svg:width="0.37cm" svg:height="0.476cm" draw:z-index="54"><draw:image xlink:href="http://nuclphys.sinp.msu.ru/simages/vectl1.gif" xlink:type="simple" xlink:show="embed" xlink:actuate="onLoad"/><svg:title>vec_L</svg:title></draw:frame> и спинового <draw:frame draw:style-name="fr5" draw:name="Графический объект80" text:anchor-type="as-char" svg:width="0.344cm" svg:height="0.476cm" draw:z-index="55"><draw:image xlink:href="http://nuclphys.sinp.msu.ru/simages/vects1.gif" xlink:type="simple" xlink:show="embed" xlink:actuate="onLoad"/><svg:title>vec_S</svg:title></draw:frame> моментов <text:line-break/><draw:frame draw:style-name="fr5" draw:name="Графический объект81" text:anchor-type="as-char" svg:width="0.318cm" svg:height="0.476cm" draw:z-index="56"><draw:image xlink:href="http://nuclphys.sinp.msu.ru/simages/vecj1.gif" xlink:type="simple" xlink:show="embed" xlink:actuate="onLoad"/><svg:title>vec_J</svg:title></draw:frame> = <draw:frame draw:style-name="fr5" draw:name="Графический объект82" text:anchor-type="as-char" svg:width="0.37cm" svg:height="0.476cm" draw:z-index="57"><draw:image xlink:href="http://nuclphys.sinp.msu.ru/simages/vectl1.gif" xlink:type="simple" xlink:show="embed" xlink:actuate="onLoad"/><svg:title>vec_L</svg:title></draw:frame> + <draw:frame draw:style-name="fr5" draw:name="Графический объект83" text:anchor-type="as-char" svg:width="0.344cm" svg:height="0.476cm" draw:z-index="58"><draw:image xlink:href="http://nuclphys.sinp.msu.ru/simages/vects1.gif" xlink:type="simple" xlink:show="embed" xlink:actuate="onLoad"/><svg:title>vec_S</svg:title></draw:frame>.<text:line-break/>    Так как спин электрона s = 1/2, его полный момент количества движения J может быть только полуцелым.</text:p>
      <text:p text:style-name="P33"/>
      <text:p text:style-name="P33"><text:tab/><text:tab/><text:tab/><text:tab/><text:span text:style-name="T55"><text:tab/></text:span><text:span text:style-name="T57">ВОПРОС 13</text:span></text:p>
      <text:p text:style-name="P33"><text:span text:style-name="T57"/></text:p>
      <text:p text:style-name="P35"><text:span text:style-name="T58">Правилами отбора</text:span><text:span text:style-name="T57"> в спектроскопии называют ограничения и запрет на переходы между уровнями квантовомеханической системы с поглощением или излучением фотона, наложенные законами сохранения и симметрией.</text:span></text:p>
      <text:p text:style-name="P38"><text:span text:style-name="T38">Разрешенные переходы</text:span>, сопровождающееся излучением или поглощением фотона, подчиняются так называемым правилам отбора, неразрешенные или запрещенные - правилам запрета.</text:p>
      <text:p text:style-name="P39">Наиболее важные правила отбора при излучении или поглощении света являются следствиями закона сохранения момента количества движения. Закон сохранения момента количества движения при излучении одного фотона можно записать в виде</text:p>
      <text:p text:style-name="P36"><draw:frame draw:style-name="fr5" draw:name="Графический объект84" text:anchor-type="as-char" svg:width="1.997cm" svg:height="0.998cm" draw:z-index="59"><draw:image xlink:href="http://img3.wikia.nocookie.net/__cb1465245271/morfey13/ru/images/math/1/9/b/19ba511b9c677e1073002b8307cb0271.png" xlink:type="simple" xlink:show="embed" xlink:actuate="onLoad"/><svg:title>\vec{J}=\vec{J}'+s_{f}</svg:title></draw:frame></text:p>
      <text:p text:style-name="P39">где <draw:frame draw:style-name="fr5" draw:name="Графический объект85" text:anchor-type="as-char" svg:width="1.997cm" svg:height="0.998cm" draw:z-index="60"><draw:image xlink:href="http://img4.wikia.nocookie.net/__cb1465245271/morfey13/ru/images/math/f/4/a/f4ae33535c83ef279398fbd067cf937c.png" xlink:type="simple" xlink:show="embed" xlink:actuate="onLoad"/><svg:title>\vec{J}</svg:title></draw:frame> - момент количества движения атома до излучения фотона, <draw:frame draw:style-name="fr5" draw:name="Графический объект86" text:anchor-type="as-char" svg:width="1.997cm" svg:height="0.998cm" draw:z-index="61"><draw:image xlink:href="http://img3.wikia.nocookie.net/__cb1465245271/morfey13/ru/images/math/6/1/6/6168459fa76eefd60627da3359699f75.png" xlink:type="simple" xlink:show="embed" xlink:actuate="onLoad"/><svg:title>\vec{J}'</svg:title></draw:frame> - после излучения, а <draw:frame draw:style-name="fr5" draw:name="Графический объект87" text:anchor-type="as-char" svg:width="1.997cm" svg:height="0.998cm" draw:z-index="62"><draw:image xlink:href="http://img2.wikia.nocookie.net/__cb1465245271/morfey13/ru/images/math/2/f/c/2fcaf7a72ed77280982dbf446c1ab9be.png" xlink:type="simple" xlink:show="embed" xlink:actuate="onLoad"/><svg:title>s_f</svg:title></draw:frame> - вектор спина фотона.</text:p>
      <text:p text:style-name="P39">Переходы из квантового состояния с <draw:frame draw:style-name="fr5" draw:name="Графический объект88" text:anchor-type="as-char" svg:width="1.997cm" svg:height="0.998cm" draw:z-index="63"><draw:image xlink:href="http://img1.wikia.nocookie.net/__cb1465245271/morfey13/ru/images/math/c/d/5/cd56c6667a803d81c77c8672ba654d3b.png" xlink:type="simple" xlink:show="embed" xlink:actuate="onLoad"/><svg:title>J=0</svg:title></draw:frame> в другое состояние также с <draw:frame draw:style-name="fr5" draw:name="Графический объект89" text:anchor-type="as-char" svg:width="1.997cm" svg:height="0.998cm" draw:z-index="64"><draw:image xlink:href="http://img1.wikia.nocookie.net/__cb1465245271/morfey13/ru/images/math/c/d/5/cd56c6667a803d81c77c8672ba654d3b.png" xlink:type="simple" xlink:show="embed" xlink:actuate="onLoad"/><svg:title>J=0</svg:title></draw:frame> (0-0 переходы) абсолютно запрещены.</text:p>
      <text:p text:style-name="P39">Когда ни одно из квантовых чисел <draw:frame draw:style-name="fr5" draw:name="Графический объект90" text:anchor-type="as-char" svg:width="1.997cm" svg:height="0.998cm" draw:z-index="65"><draw:image xlink:href="http://img2.wikia.nocookie.net/__cb1465245271/morfey13/ru/images/math/f/f/4/ff44570aca8241914870afbc310cdb85.png" xlink:type="simple" xlink:show="embed" xlink:actuate="onLoad"/><svg:title>J</svg:title></draw:frame> и <draw:frame draw:style-name="fr5" draw:name="Графический объект91" text:anchor-type="as-char" svg:width="1.997cm" svg:height="0.998cm" draw:z-index="66"><draw:image xlink:href="http://img3.wikia.nocookie.net/__cb1465245271/morfey13/ru/images/math/4/a/a/4aad50798b24cebd0f55e4700d1543c2.png" xlink:type="simple" xlink:show="embed" xlink:actuate="onLoad"/><svg:title>J'</svg:title></draw:frame> не равно нулю, получается правило отбора при излучении фотона</text:p>
      <text:p text:style-name="P36"><draw:frame draw:style-name="fr5" draw:name="Графический объект92" text:anchor-type="as-char" svg:width="1.997cm" svg:height="0.998cm" draw:z-index="67"><draw:image xlink:href="http://img1.wikia.nocookie.net/__cb1465245271/morfey13/ru/images/math/4/2/e/42e8bd42870296da74112e85c1f8aa9f.png" xlink:type="simple" xlink:show="embed" xlink:actuate="onLoad"/><svg:title>\Delta J \equiv J'-J= \pm 1 </svg:title></draw:frame> <text:span text:style-name="T62">или </text:span><text:span text:style-name="T62"><draw:frame draw:style-name="fr5" draw:name="Графический объект93" text:anchor-type="as-char" svg:width="1.997cm" svg:height="0.998cm" draw:z-index="68"><draw:image xlink:href="http://img1.wikia.nocookie.net/__cb1465245271/morfey13/ru/images/math/c/f/c/cfcd208495d565ef66e7dff9f98764da.png" xlink:type="simple" xlink:show="embed" xlink:actuate="onLoad"/><svg:title>0</svg:title></draw:frame></text:span><text:span text:style-name="T62">.</text:span></text:p>
      <text:p text:style-name="P39">Сформулируем теперь правила отбора, которым должны удовлетворять квантовые <text:soft-page-break/>числа <draw:frame draw:style-name="fr5" draw:name="Графический объект94" text:anchor-type="as-char" svg:width="1.997cm" svg:height="0.998cm" draw:z-index="69"><draw:image xlink:href="http://img3.wikia.nocookie.net/__cb1465245271/morfey13/ru/images/math/8/8/b/88b026720ed19a356102e4cdcef07698.png" xlink:type="simple" xlink:show="embed" xlink:actuate="onLoad"/><svg:title>m_J</svg:title></draw:frame> и <draw:frame draw:style-name="fr5" draw:name="Графический объект95" text:anchor-type="as-char" svg:width="1.997cm" svg:height="0.998cm" draw:z-index="70"><draw:image xlink:href="http://img2.wikia.nocookie.net/__cb1465245271/morfey13/ru/images/math/8/d/e/8dedcb87f1e08992842635d56ef2def9.png" xlink:type="simple" xlink:show="embed" xlink:actuate="onLoad"/><svg:title>m_J'</svg:title></draw:frame>проекции полного момента импульса атома до и после излучения или поглощения фотона</text:p>
      <text:p text:style-name="P36"><draw:frame draw:style-name="fr5" draw:name="Графический объект96" text:anchor-type="as-char" svg:width="1.997cm" svg:height="0.998cm" draw:z-index="71"><draw:image xlink:href="http://img1.wikia.nocookie.net/__cb1465245271/morfey13/ru/images/math/7/6/d/76d26399a910eb0447215145572564ef.png" xlink:type="simple" xlink:show="embed" xlink:actuate="onLoad"/><svg:title>\Delta m \equiv m_J'-m_J= \pm 1 </svg:title></draw:frame> <text:span text:style-name="T62">или </text:span><text:span text:style-name="T62"><draw:frame draw:style-name="fr5" draw:name="Графический объект97" text:anchor-type="as-char" svg:width="1.997cm" svg:height="0.998cm" draw:z-index="72"><draw:image xlink:href="http://img1.wikia.nocookie.net/__cb1465245271/morfey13/ru/images/math/c/f/c/cfcd208495d565ef66e7dff9f98764da.png" xlink:type="simple" xlink:show="embed" xlink:actuate="onLoad"/><svg:title>0</svg:title></draw:frame></text:span><text:span text:style-name="T62">.</text:span></text:p>
      <text:p text:style-name="P39">Посмотрим теперь, какие правила отбора связаны с поведением векторов <draw:frame draw:style-name="fr5" draw:name="Графический объект98" text:anchor-type="as-char" svg:width="1.997cm" svg:height="0.998cm" draw:z-index="73"><draw:image xlink:href="http://img3.wikia.nocookie.net/__cb1465245271/morfey13/ru/images/math/d/0/2/d027575d1756a979cf7eee4a7fc629fc.png" xlink:type="simple" xlink:show="embed" xlink:actuate="onLoad"/><svg:title>\vec{L}</svg:title></draw:frame> и <draw:frame draw:style-name="fr5" draw:name="Графический объект99" text:anchor-type="as-char" svg:width="0.37cm" svg:height="0.529cm" draw:z-index="74"><draw:image xlink:href="http://img3.wikia.nocookie.net/__cb1465245271/morfey13/ru/images/math/d/0/2/d027575d1756a979cf7eee4a7fc629fc.png" xlink:type="simple" xlink:show="embed" xlink:actuate="onLoad"/><svg:title>\vec{L}</svg:title></draw:frame>.</text:p>
      <text:p text:style-name="P39">Можно считать, что излучение фотона в оптическом диапазоне не связано с изменением <draw:frame draw:style-name="fr5" draw:name="Графический объект100" text:anchor-type="as-char" svg:width="0.37cm" svg:height="0.529cm" draw:z-index="75"><draw:image xlink:href="http://img2.wikia.nocookie.net/__cb1465245271/morfey13/ru/images/math/1/a/d/1ad308ca1c7befc1b68c31781773ae75.png" xlink:type="simple" xlink:show="embed" xlink:actuate="onLoad"/><svg:title>\vec{S}</svg:title></draw:frame></text:p>
      <text:p text:style-name="P36"><draw:frame draw:style-name="fr5" draw:name="Графический объект101" text:anchor-type="as-char" svg:width="1.72cm" svg:height="0.529cm" draw:z-index="76"><draw:image xlink:href="http://img2.wikia.nocookie.net/__cb1465245271/morfey13/ru/images/math/5/a/3/5a33a58baeb5b79a16040df4d22e686e.png" xlink:type="simple" xlink:show="embed" xlink:actuate="onLoad"/><svg:title>\Delta \vec{S}=0</svg:title></draw:frame><text:span text:style-name="T62">.</text:span></text:p>
      <text:p text:style-name="P39">Таким образом, при однофотонных процессах излучения и поглощения не слишком коротких волн должны приближенно выполняться следующие правила отбора:</text:p>
      <text:p text:style-name="P36"><draw:frame draw:style-name="fr5" draw:name="Графический объект102" text:anchor-type="as-char" svg:width="4.286cm" svg:height="0.476cm" draw:z-index="77"><draw:image xlink:href="http://img4.wikia.nocookie.net/__cb1465245271/morfey13/ru/images/math/1/3/3/133ccc88898769c370f6c2615fb421ad.png" xlink:type="simple" xlink:show="embed" xlink:actuate="onLoad"/><svg:title>\Delta L \equiv L'-L= \pm 1 </svg:title></draw:frame> <text:span text:style-name="T62">или </text:span><text:span text:style-name="T62"><draw:frame draw:style-name="fr5" draw:name="Графический объект103" text:anchor-type="as-char" svg:width="0.238cm" svg:height="0.37cm" draw:z-index="78"><draw:image xlink:href="http://img1.wikia.nocookie.net/__cb1465245271/morfey13/ru/images/math/c/f/c/cfcd208495d565ef66e7dff9f98764da.png" xlink:type="simple" xlink:show="embed" xlink:actuate="onLoad"/><svg:title>0</svg:title></draw:frame></text:span><text:span text:style-name="T62">,</text:span></text:p>
      <text:p text:style-name="P39">причем когда одно из чисел <draw:frame draw:style-name="fr5" draw:name="Графический объект104" text:anchor-type="as-char" svg:width="0.344cm" svg:height="0.37cm" draw:z-index="79"><draw:image xlink:href="http://img1.wikia.nocookie.net/__cb1465245271/morfey13/ru/images/math/d/2/0/d20caec3b48a1eef164cb4ca81ba2587.png" xlink:type="simple" xlink:show="embed" xlink:actuate="onLoad"/><svg:title>L</svg:title></draw:frame> и <draw:frame draw:style-name="fr5" draw:name="Графический объект105" text:anchor-type="as-char" svg:width="0.45cm" svg:height="0.45cm" draw:z-index="80"><draw:image xlink:href="http://img2.wikia.nocookie.net/__cb1465245271/morfey13/ru/images/math/e/a/4/ea431f3fbe364c2fea2e24bd33a7abc5.png" xlink:type="simple" xlink:show="embed" xlink:actuate="onLoad"/><svg:title>L'</svg:title></draw:frame> обращается в нуль, значение <draw:frame draw:style-name="fr5" draw:name="Графический объект106" text:anchor-type="as-char" svg:width="1.72cm" svg:height="0.37cm" draw:z-index="81"><draw:image xlink:href="http://img3.wikia.nocookie.net/__cb1465245271/morfey13/ru/images/math/4/9/3/493c5613a5ef6a95e573336d395984d1.png" xlink:type="simple" xlink:show="embed" xlink:actuate="onLoad"/><svg:title>\Delta L=0</svg:title></draw:frame> исключается. Значение <draw:frame draw:style-name="fr5" draw:name="Графический объект107" text:anchor-type="as-char" svg:width="1.72cm" svg:height="0.37cm" draw:z-index="82"><draw:image xlink:href="http://img3.wikia.nocookie.net/__cb1465245271/morfey13/ru/images/math/4/9/3/493c5613a5ef6a95e573336d395984d1.png" xlink:type="simple" xlink:show="embed" xlink:actuate="onLoad"/><svg:title>\Delta L=0</svg:title></draw:frame> невозможно также для атомов с одним валентным значением.</text:p>
      <text:p text:style-name="P33"><text:span text:style-name="T57"/></text:p>
      <text:p text:style-name="P33"><text:span text:style-name="T57"><text:tab/><text:tab/><text:tab/><text:tab/><text:tab/>ВОПРОС 14</text:span></text:p>
      <text:p text:style-name="P33"><text:span text:style-name="T39">Принцип Паули можно сформулировать следующим образом: в пределах одной квантовой системы, в данном квантовом состоянии, может находиться только один фермион, состояние другого должно отличаться хотя бы одним </text:span><text:a xlink:type="simple" xlink:href="https://ru.wikipedia.org/wiki/Квантовое_число" text:style-name="Internet_20_link" text:visited-style-name="Visited_20_Internet_20_Link"><text:span text:style-name="T42">квантовым числом</text:span></text:a><text:span text:style-name="T39">.</text:span></text:p>
      <text:p text:style-name="P27"><text:span text:style-name="T27">В статистической физике принцип Паули иногда формулируется в терминах </text:span><text:a xlink:type="simple" xlink:href="https://ru.wikipedia.org/w/index.php?title=Чисел_заполнения&amp;action=edit&amp;redlink=1" text:style-name="Internet_20_link" text:visited-style-name="Visited_20_Internet_20_Link"><text:span text:style-name="T35">чисел заполнения</text:span></text:a><text:span text:style-name="T27">: в системе одинаковых частиц, описываемых антисимметричной волновой функцией, числа заполнения могут принимать лишь два значения </text:span><text:span text:style-name="T28">Np = 0, 1</text:span></text:p>
      <text:p text:style-name="P27"><text:span text:style-name="T28"/></text:p>
      <text:p text:style-name="P27"><text:span text:style-name="T28"><text:tab/><text:tab/><text:tab/><text:tab/><text:tab/></text:span><text:span text:style-name="T31">ВОПРОС 15</text:span></text:p>
      <text:p text:style-name="P27"><text:span text:style-name="T31"/></text:p>
      <text:p text:style-name="P37"><text:span text:style-name="T41">Основная аксиома квантовой механики состоит из двух утверждений:</text:span></text:p>
      <text:p text:style-name="P40">а) каждой физической величине классической механики в квантовой механике сопоставляется линейный самосопряженный оператор;</text:p>
      <text:p text:style-name="P40">б) соотношения между физическими величинами классической механики однозначно переходят в квантовой механике в такие же соотношения между изображающими 'их операторами, если в эти соотношения не входят произведения физических величин, операторы которых не коммутируют</text:p>
      <text:p text:style-name="P27"><text:span text:style-name="T31"/></text:p>
      <text:p text:style-name="P33"/>
      <text:p text:style-name="P33"><text:span text:style-name="T57"/></text:p>
      <text:p text:style-name="P33"><text:soft-page-break/><text:span text:style-name="T57"/></text:p>
      <text:p text:style-name="P23"><text:span text:style-name="T23"/></text:p>
      <text:p text:style-name="P31"><text:span text:style-name="T9"/></text:p>
      <text:p text:style-name="P14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Helvetica" svg:font-family="Helvetica, Arial, sans-serif"/>
    <style:font-face style:name="Tahoma1" svg:font-family="Tahoma"/>
    <style:font-face style:name="Times New Roman2" svg:font-family="'Times New Roman'"/>
    <style:font-face style:name="Times New Roman1" svg:font-family="'Times New Roman', Times, serif"/>
    <style:font-face style:name="Verdana" svg:font-family="Verdana, Arial, sans-serif"/>
    <style:font-face style:name="arial" svg:font-family="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20S</meta:editing-duration>
    <meta:editing-cycles>6</meta:editing-cycles>
    <meta:generator>OpenOffice/4.1.1$Win32 OpenOffice.org_project/411m6$Build-9775</meta:generator>
    <dc:date>2016-06-14T20:45:29.59</dc:date>
    <meta:document-statistic meta:table-count="3" meta:image-count="83" meta:object-count="0" meta:page-count="8" meta:paragraph-count="86" meta:word-count="1027" meta:character-count="7480"/>
    <meta:user-defined meta:name="Info 1"/>
    <meta:user-defined meta:name="Info 2"/>
    <meta:user-defined meta:name="Info 3"/>
    <meta:user-defined meta:name="Info 4"/>
  </office:meta>
</office:document-meta>
</file>